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2_12-15-1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22_13-23-00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5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2_15-01-06_000.jpg</text:p>
          </table:table-cell>
          <table:table-cell table:style-name="ce19" office:value-type="string">
            <text:p>:m 1*1 RES / JVEMV6 64#91_1 / 『新釈漢文大系　２８　礼記　中　学記』 著者=竹内照夫 / p.558 / w:五音；,topic:~ / N~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4]=&quot;&quot;;[.C4];CONCATENATE([.C4];&quot; / &quot;;[.E4]))" office:value-type="string" office:string-value=":m 1*1 RES / JVEMV6 64#91_1 / 『新釈漢文大系　２８　礼記　中　学記』 著者=竹内照夫 / p.558 / w:五音；,topic:~ / N~">
            <text:p>:m 1*1 RES / JVEMV6 64#91_1 / 『新釈漢文大系　２８　礼記　中　学記』 著者=竹内照夫 / p.558 / w:五音；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2_17-08-16_000.jpg</text:p>
          </table:table-cell>
          <table:table-cell table:style-name="ce19" office:value-type="string">
            <text:p>:m 1*1 RES / JVEMV6 64#94_5 / 『新釈漢文大系　３７　近思録』 著者=市川安司 / p.3 / w:太極本無極；五行；五性,topic:~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5]=&quot;&quot;;[.C5];CONCATENATE([.C5];&quot; / &quot;;[.E5]))" office:value-type="string" office:string-value=":m 1*1 RES / JVEMV6 64#94_5 / 『新釈漢文大系　３７　近思録』 著者=市川安司 / p.3 / w:太極本無極；五行；五性,topic:~ / N~">
            <text:p>:m 1*1 RES / JVEMV6 64#94_5 / 『新釈漢文大系　３７　近思録』 著者=市川安司 / p.3 / w:太極本無極；五行；五性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2_17-28-38_000.jpg</text:p>
          </table:table-cell>
          <table:table-cell table:style-name="ce19" office:value-type="string">
            <text:p>:m 1*1 RES / 64#78_8 / 『不完全性定理』 ゲーデル (goedel)、著；林晋、八杉満利子、訳・解説 / p.20 / w:リシャール；二律背反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6]=&quot;&quot;;[.C6];CONCATENATE([.C6];&quot; / &quot;;[.E6]))" office:value-type="string" office:string-value=":m 1*1 RES / 64#78_8 / 『不完全性定理』 ゲーデル (goedel)、著；林晋、八杉満利子、訳・解説 / p.20 / w:リシャール；二律背反 / N~">
            <text:p>:m 1*1 RES / 64#78_8 / 『不完全性定理』 ゲーデル (goedel)、著；林晋、八杉満利子、訳・解説 / p.20 / w:リシャール；二律背反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2_19-11-44_000.jpg</text:p>
          </table:table-cell>
          <table:table-cell table:style-name="ce19" office:value-type="string">
            <text:p>:m :尺八,shakuhachi,bamboo 1-2*2 / session-memo / s.1:genr=prac:yuri-front \\\ s.2:prac=blow:D-C-B-A,R=1 \\\ s.3:genr=todays-melody(yesterday):sec-1,R=2,memo=sec-3,score=~ \\\ s.4:prac=blow:oc-2 \\\ s.5:genr=todays-melody,key=B,note=G;D;E;B,R=3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7]=&quot;&quot;;[.C7];CONCATENATE([.C7];&quot; / &quot;;[.E7]))" office:value-type="string" office:string-value=":m :尺八,shakuhachi,bamboo 1-2*2 / session-memo / s.1:genr=prac:yuri-front \\\ s.2:prac=blow:D-C-B-A,R=1 \\\ s.3:genr=todays-melody(yesterday):sec-1,R=2,memo=sec-3,score=~ \\\ s.4:prac=blow:oc-2 \\\ s.5:genr=todays-melody,key=B,note=G;D;E;B,R=3">
            <text:p>:m :尺八,shakuhachi,bamboo 1-2*2 / session-memo / s.1:genr=prac:yuri-front \\\ s.2:prac=blow:D-C-B-A,R=1 \\\ s.3:genr=todays-melody(yesterday):sec-1,R=2,memo=sec-3,score=~ \\\ s.4:prac=blow:oc-2 \\\ s.5:genr=todays-melody,key=B,note=G;D;E;B,R=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2_20-56-38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2-22_23-58-36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,apparatus=~,injury=赤斑,other=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9]=&quot;&quot;;[.C9];CONCATENATE([.C9];&quot; / &quot;;[.E9]))" office:value-type="string" office:string-value=":m 記録 / 身体 / ケガ / loc=右脚：膝蓋,cause=不明,loc-incident=~,id=2021-02-21_22-57-43_000.jpg,phase=風呂から出た,apparatus=~,injury=赤斑,other=~">
            <text:p>:m 記録 / 身体 / ケガ / loc=右脚：膝蓋,cause=不明,loc-incident=~,id=2021-02-21_22-57-43_000.jpg,phase=風呂から出た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2-23_00-00-12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0]=&quot;&quot;;[.C10];CONCATENATE([.C10];&quot; / &quot;;[.E10]))" office:value-type="string" office:string-value=":m 記録 / 身体 / ケガ / loc=右脚：膝蓋,cause=不明,loc-incident=~,id=2021-02-21_22-57-43_000.jpg,phase=風呂から出た；ティッシュを貼った（エゴマ焼酎漬け）,apparatus=~,injury=赤斑,other=~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2-23_00-02-21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17"/>
          <table:table-cell table:style-name="ce4"/>
          <table:table-cell table:style-name="ce4" office:value-type="string">
            <text:p>N-35-35-26.596069 E-139-34-45.864257</text:p>
          </table:table-cell>
          <table:table-cell table:style-name="ce35" table:formula="of:=IF([.E11]=&quot;&quot;;[.C11];CONCATENATE([.C11];&quot; / &quot;;[.E11]))" office:value-type="string" office:string-value=":m 記録 / 身体 / ケガ / loc=右脚：膝蓋,cause=不明,loc-incident=~,id=2021-02-21_22-57-43_000.jpg,phase=風呂から出た；ティッシュを貼った（エゴマ焼酎漬け）；テープを貼った,apparatus=~,injury=赤斑,other=~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23_02-51-30_000.jpg</text:p>
          </table:table-cell>
          <table:table-cell table:style-name="ce19" office:value-type="string">
            <text:p>:m :PHOTO 寝た時刻 / 2020 / オナニー、2:00ぐらい、未了</text:p>
          </table:table-cell>
          <table:table-cell table:style-name="ce20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5" table:formula="of:=IF([.E12]=&quot;&quot;;[.C12];CONCATENATE([.C12];&quot; / &quot;;[.E12]))" office:value-type="string" office:string-value=":m :PHOTO 寝た時刻 / 2020 / オナニー、2:00ぐらい、未了">
            <text:p>:m :PHOTO 寝た時刻 / 2020 / オナニー、2:00ぐらい、未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23_07-49-30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7.516174 E-139-34-48.171386</text:p>
          </table:table-cell>
          <table:table-cell table:style-name="ce35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2_18-02-20_000.mp4</text:p>
          </table:table-cell>
          <table:table-cell table:style-name="ce8" office:value-type="string">
            <text:p>:VIDEO / @自室 / 記録 / jap.flute-bamboo / 演奏、play / b-2021-0222-1 / genr=todays-melody,note=D;C;B;A,R=1,memo=sec-2</text:p>
          </table:table-cell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IDEO / @自室 / 記録 / jap.flute-bamboo / 演奏、play / b-2021-0222-1 / genr=todays-melody,note=D;C;B;A,R=1,memo=sec-2">
            <text:p>:VIDEO / @自室 / 記録 / jap.flute-bamboo / 演奏、play / b-2021-0222-1 / genr=todays-melody,note=D;C;B;A,R=1,memo=sec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2_18-38-57_000.mp4</text:p>
          </table:table-cell>
          <table:table-cell table:style-name="ce8" office:value-type="string">
            <text:p>:VIDEO / @自室 / 記録 / jap.flute-bamboo / 演奏、play / b-2021-0222-2 / genr=todays-melody(yesterday):sec-1,R=2,memo=sec-3,sco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jap.flute-bamboo / 演奏、play / b-2021-0222-2 / genr=todays-melody(yesterday):sec-1,R=2,memo=sec-3,score=~">
            <text:p>:VIDEO / @自室 / 記録 / jap.flute-bamboo / 演奏、play / b-2021-0222-2 / genr=todays-melody(yesterday):sec-1,R=2,memo=sec-3,sco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2_19-08-42_000.mp4</text:p>
          </table:table-cell>
          <table:table-cell table:style-name="ce8" office:value-type="string">
            <text:p>:VIDEO / @自室 / 記録 / jap.flute-bamboo / 演奏、play / b-2021-0222-3 / genr=todays-melody,key=B,note=G;D;E;B,R=3</text:p>
          </table:table-cell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室 / 記録 / jap.flute-bamboo / 演奏、play / b-2021-0222-3 / genr=todays-melody,key=B,note=G;D;E;B,R=3">
            <text:p>:VIDEO / @自室 / 記録 / jap.flute-bamboo / 演奏、play / b-2021-0222-3 / genr=todays-melody,key=B,note=G;D;E;B,R=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021/02/23</text:date>, <text:time>09:20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3T09:20:57.54</dc:date>
    <dc:creator>iwabuchi ken</dc:creator>
    <meta:editing-duration>P31DT13H40M48S</meta:editing-duration>
    <meta:editing-cycles>11743</meta:editing-cycles>
    <meta:document-statistic meta:table-count="1" meta:cell-count="465" meta:object-count="0"/>
  </office:meta>
</office:document-meta>
</file>